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035cm" svg:stroke-color="#000000" draw:marker-start-width="0.252cm" draw:marker-end-width="0.252cm" draw:fill="hatch" draw:fill-color="#b2b2b2" draw:fill-hatch-name="Black_20_45_20_Degrees" draw:textarea-horizontal-align="justify" draw:textarea-vertical-align="middle" draw:auto-grow-height="false" fo:min-height="5.431cm" fo:min-width="7.213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otted" svg:stroke-width="0.035cm" svg:stroke-color="#000000" draw:marker-start-width="0.252cm" draw:marker-end-width="0.252cm" draw:fill="hatch" draw:fill-color="#b2b2b2" draw:fill-hatch-name="Black_20_45_20_Degrees" draw:textarea-horizontal-align="justify" draw:textarea-vertical-align="middle" draw:auto-grow-height="false" fo:min-height="5.431cm" fo:min-width="3.02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2.133cm" fo:padding-top="0.142cm" fo:padding-bottom="0.142cm" fo:padding-left="0.267cm" fo:padding-right="0.267cm"/>
    </style:style>
    <style:style style:name="gr4" style:family="graphic" style:parent-style-name="standard">
      <style:graphic-properties svg:stroke-width="0.053cm" svg:stroke-color="#000000" draw:marker-start-width="0.279cm" draw:marker-end="Symmetric_20_Arrow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133cm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000000" draw:marker-start-width="0.279cm" draw:marker-end="Symmetric_20_Arrow" draw:marker-end-width="0.279cm" draw:fill-color="#ddddd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167cm"/>
    </style:style>
    <style:style style:name="gr10" style:family="graphic" style:parent-style-name="standard">
      <style:graphic-properties draw:stroke="none" svg:stroke-color="#000000" draw:fill="none" draw:fill-color="#ffffff" fo:min-height="0.839cm"/>
    </style:style>
    <style:style style:name="gr11" style:family="graphic" style:parent-style-name="standard">
      <style:graphic-properties draw:stroke="none" svg:stroke-color="#000000" draw:fill="none" draw:fill-color="#ffffff" fo:min-height="0.785cm"/>
    </style:style>
    <style:style style:name="P1" style:family="paragraph">
      <loext:graphic-properties draw:fill="hatch" draw:fill-color="#b2b2b2" draw:fill-hatch-name="Black_20_45_20_Degrees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style:font-name="Source Code Pro" fo:font-size="1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Source Code Pro" fo:font-size="15pt" style:font-size-asian="15pt" style:font-size-complex="15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 draw:fill-color="#ffffff"/>
      <style:text-properties style:font-name="Source Code Pro"/>
    </style:style>
    <style:style style:name="T1" style:family="text">
      <style:text-properties style:font-name="Source Code Pro" fo:font-size="16pt"/>
    </style:style>
    <style:style style:name="T2" style:family="text">
      <style:text-properties style:font-name="Source Code Pro" fo:font-size="15pt" style:font-size-asian="15pt" style:font-size-complex="15pt"/>
    </style:style>
    <style:style style:name="T3" style:family="text">
      <style:text-properties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7.747cm" svg:height="5.715cm" svg:x="5.572cm" svg:y="2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556cm" svg:height="5.715cm" svg:x="0cm" svg:y="2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.667cm" svg:height="1.27cm" svg:x="6.961cm" svg:y="2.216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667cm" svg:height="1.27cm" svg:x="6.961cm" svg:y="4.345cm">
          <text:p text:style-name="P2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667cm" svg:height="1.27cm" svg:x="10.141cm" svg:y="4.326cm">
          <text:p text:style-name="P2"><text:span text:style-name="T1">Finis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667cm" svg:height="1.27cm" svg:x="6.961cm" svg:y="6.501cm">
          <text:p text:style-name="P2"><text:span text:style-name="T1">Pas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294cm" svg:y1="3.486cm" svg:x2="8.294cm" svg:y2="4.345cm" draw:start-shape="id1" draw:start-glue-point="2" draw:end-shape="id2" draw:end-glue-point="0" svg:d="M8294 3486v859" svg:viewBox="0 0 1 860">
          <text:p/>
        </draw:connector>
        <draw:connector draw:style-name="gr4" draw:text-style-name="P2" draw:layer="layout" svg:x1="8.294cm" svg:y1="5.615cm" svg:x2="8.294cm" svg:y2="6.501cm" draw:start-shape="id2" draw:start-glue-point="2" draw:end-shape="id3" draw:end-glue-point="0" svg:d="M8294 5615v886" svg:viewBox="0 0 1 887">
          <text:p/>
        </draw:connector>
        <draw:connector draw:style-name="gr5" draw:text-style-name="P4" draw:layer="layout" svg:x1="9.628cm" svg:y1="7.136cm" svg:x2="11.474cm" svg:y2="5.596cm" draw:start-shape="id3" draw:start-glue-point="1" draw:end-shape="id4" draw:end-glue-point="2" svg:d="M9628 7136h1846v-1540" svg:viewBox="0 0 1847 1541">
          <text:p/>
        </draw:connector>
        <draw:connector draw:style-name="gr5" draw:text-style-name="P4" draw:layer="layout" draw:line-skew="-0.578cm" svg:x1="6.961cm" svg:y1="7.136cm" svg:x2="6.961cm" svg:y2="2.851cm" draw:start-shape="id3" draw:start-glue-point="3" draw:end-shape="id1" draw:end-glue-point="3" svg:d="M6961 7136h-1097v-4285h1097" svg:viewBox="0 0 1098 4286">
          <text:p/>
        </draw:connector>
        <draw:connector draw:style-name="gr5" draw:text-style-name="P4" draw:layer="layout" svg:x1="11.474cm" svg:y1="4.326cm" svg:x2="9.628cm" svg:y2="2.851cm" draw:start-shape="id4" draw:start-glue-point="0" draw:end-shape="id1" draw:end-glue-point="1" svg:d="M11474 4326v-1475h-1846" svg:viewBox="0 0 1847 1476">
          <text:p/>
        </draw:connector>
        <draw:custom-shape draw:style-name="gr6" draw:text-style-name="P5" xml:id="id5" draw:id="id5" draw:layer="layout" svg:width="2.667cm" svg:height="1.27cm" svg:x="0.376cm" svg:y="2.489cm">
          <text:p text:style-name="P2"><text:span text:style-name="T2">Bus</text:span></text:p>
          <text:p text:style-name="P2"><text:span text:style-name="T2">Valid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2.667cm" svg:height="1.27cm" svg:x="0.376cm" svg:y="4.418cm">
          <text:p text:style-name="P2"><text:span text:style-name="T2">Buffer</text:span></text:p>
          <text:p text:style-name="P2"><text:span text:style-name="T2">Full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2.667cm" svg:height="1.27cm" svg:x="0.376cm" svg:y="6.274cm">
          <text:p text:style-name="P2"><text:span text:style-name="T2">Bus</text:span></text:p>
          <text:p text:style-name="P2"><text:span text:style-name="T2">protocol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.709cm" svg:y1="3.759cm" svg:x2="1.709cm" svg:y2="4.418cm" draw:start-shape="id5" draw:start-glue-point="2" draw:end-shape="id6" draw:end-glue-point="0" svg:d="M1709 3759v659" svg:viewBox="0 0 1 660">
          <text:p/>
        </draw:connector>
        <draw:connector draw:style-name="gr7" draw:text-style-name="P6" draw:layer="layout" svg:x1="1.709cm" svg:y1="5.688cm" svg:x2="1.709cm" svg:y2="6.274cm" draw:start-shape="id6" draw:start-glue-point="2" draw:end-shape="id7" draw:end-glue-point="0" svg:d="M1709 5688v586" svg:viewBox="0 0 1 587">
          <text:p/>
        </draw:connector>
        <draw:line draw:style-name="gr8" draw:text-style-name="P4" draw:layer="layout" svg:x1="1.778cm" svg:y1="0.97cm" svg:x2="1.778cm" svg:y2="1.986cm">
          <text:p/>
        </draw:line>
        <draw:frame draw:style-name="gr9" draw:text-style-name="P7" draw:layer="layout" svg:width="4.953cm" svg:height="1.052cm" svg:x="0.381cm" svg:y="0cm">
          <draw:text-box>
            <text:p><text:span text:style-name="T3">OnTick()</text:span></text:p>
          </draw:text-box>
        </draw:frame>
        <draw:connector draw:style-name="gr4" draw:text-style-name="P2" draw:layer="layout" svg:x1="3.556cm" svg:y1="4.97cm" svg:x2="5.572cm" svg:y2="4.97cm" draw:start-shape="id8" draw:start-glue-point="1" draw:end-shape="id9" draw:end-glue-point="3" svg:d="M3556 4970h2016" svg:viewBox="0 0 2017 1">
          <text:p/>
        </draw:connector>
        <draw:frame draw:style-name="gr10" draw:text-style-name="P7" draw:layer="layout" svg:width="4.616cm" svg:height="1.089cm" svg:x="-0.171cm" svg:y="7.674cm">
          <draw:text-box>
            <text:p><text:span text:style-name="T3">Pre-checks</text:span></text:p>
          </draw:text-box>
        </draw:frame>
        <draw:frame draw:style-name="gr11" draw:text-style-name="P7" draw:layer="layout" svg:width="5.588cm" svg:height="1.052cm" svg:x="6.631cm" svg:y="7.671cm">
          <draw:text-box>
            <text:p><text:span text:style-name="T3">Statemachin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36cm" fo:page-height="8.7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24T09:19:38.136811164</meta:creation-date>
    <dc:date>2019-09-01T14:43:35.689879416</dc:date>
    <meta:editing-duration>PT21M38S</meta:editing-duration>
    <meta:editing-cycles>5</meta:editing-cycles>
    <meta:generator>LibreOffice/6.3.0.4$Linux_X86_64 LibreOffice_project/30$Build-4</meta:generator>
    <meta:document-statistic meta:object-count="21"/>
  </office:meta>
</office:document-meta>
</file>